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marker-end="Arrowheads_20_1" draw:textarea-vertical-align="middle"/>
    </style:style>
    <style:style style:name="gr8" style:family="graphic" style:parent-style-name="standard">
      <style:graphic-properties svg:stroke-color="#000000" draw:marker-start="Arrowheads_20_1" draw:marker-end="" draw:textarea-vertical-align="middle"/>
    </style:style>
    <style:style style:name="gr9" style:family="graphic" style:parent-style-name="objectwithoutfill">
      <style:graphic-properties draw:marker-end="Arrowheads_20_1" draw:fill="none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T1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5.2cm" svg:height="1.6cm" svg:x="7.7cm" svg:y="2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6" draw:id="id6" draw:layer="layout" svg:width="5.2cm" svg:height="3.4cm" svg:x="18.8cm" svg:y="9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.2cm" svg:height="1.6cm" svg:x="18.8cm" svg:y="14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7" draw:id="id7" draw:layer="layout" svg:width="5.6cm" svg:height="1.6cm" svg:x="18.6cm" svg:y="5.1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3.8cm" svg:height="0.962cm" svg:x="8.4cm" svg:y="3.138cm">
          <draw:text-box>
            <text:p text:style-name="P1">Condenser</text:p>
          </draw:text-box>
        </draw:frame>
        <draw:custom-shape draw:style-name="gr1" draw:text-style-name="P1" xml:id="id4" draw:id="id4" draw:layer="layout" svg:width="5.2cm" svg:height="1.6cm" svg:x="8cm" svg:y="17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1" draw:layer="layout" svg:width="4.2cm" svg:height="0.962cm" svg:x="8.6cm" svg:y="17.538cm">
          <draw:text-box>
            <text:p text:style-name="P1">Evaporator 1</text:p>
          </draw:text-box>
        </draw:frame>
        <draw:frame draw:style-name="gr4" draw:layer="layout" svg:width="4.481cm" svg:height="0.962cm" svg:x="19.3cm" svg:y="5.438cm">
          <draw:text-box>
            <text:p>Compressor 2</text:p>
          </draw:text-box>
        </draw:frame>
        <draw:frame draw:style-name="gr4" draw:layer="layout" svg:width="4.481cm" svg:height="0.962cm" svg:x="19.201cm" svg:y="14.838cm">
          <draw:text-box>
            <text:p>Compressor 1</text:p>
          </draw:text-box>
        </draw:frame>
        <draw:frame draw:style-name="gr4" draw:text-style-name="P1" draw:layer="layout" svg:width="3.529cm" svg:height="1.673cm" svg:x="19.671cm" svg:y="9.927cm">
          <draw:text-box>
            <text:p text:style-name="P1">Heat</text:p>
            <text:p text:style-name="P1">Exchanger</text:p>
          </draw:text-box>
        </draw:frame>
        <draw:custom-shape draw:style-name="gr1" draw:text-style-name="P1" xml:id="id8" draw:id="id8" draw:layer="layout" svg:width="5.2cm" svg:height="2.2cm" svg:x="7.799cm" svg:y="9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4.13cm" svg:height="0.962cm" svg:x="8.47cm" svg:y="10.438cm">
          <draw:text-box>
            <text:p>Evaporator 2</text:p>
          </draw:text-box>
        </draw:frame>
        <draw:custom-shape draw:style-name="gr5" draw:text-style-name="P1" xml:id="id2" draw:id="id2" draw:layer="layout" svg:width="1.596cm" svg:height="1.597cm" svg:x="2.199cm" svg:y="5.6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95cm" svg:height="1.596cm" draw:transform="skewX (-0.000698131700797843) rotate (-0.83723444218168) translate (3.092cm 5.245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3" draw:id="id3" draw:layer="layout" svg:width="1.596cm" svg:height="1.597cm" svg:x="2.091cm" svg:y="14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1.595cm" svg:height="1.596cm" draw:transform="skewX (-0.000698131700797843) rotate (-0.83723444218168) translate (2.984cm 13.744cm)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9332.84870513403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svg:x1="7.7cm" svg:y1="3.6cm" svg:x2="2.997cm" svg:y2="5.602cm" draw:start-shape="id1" draw:start-glue-point="3" draw:end-shape="id2" draw:end-glue-point="4" svg:d="m7700 3600h-4703v2002" svg:viewBox="0 0 4704 2003">
          <text:p/>
        </draw:connector>
        <draw:connector draw:style-name="gr7" draw:text-style-name="P1" draw:layer="layout" svg:x1="2.889cm" svg:y1="15.698cm" svg:x2="8cm" svg:y2="18cm" draw:start-shape="id3" draw:start-glue-point="8" draw:end-shape="id4" draw:end-glue-point="3" svg:d="m2889 15698v2302h5111" svg:viewBox="0 0 5112 2303">
          <text:p/>
        </draw:connector>
        <draw:connector draw:style-name="gr7" draw:text-style-name="P1" draw:layer="layout" svg:x1="13.2cm" svg:y1="18cm" svg:x2="21.4cm" svg:y2="16.1cm" draw:start-shape="id4" draw:start-glue-point="1" draw:end-shape="id5" draw:end-glue-point="2" svg:d="m13200 18000h8200v-1900" svg:viewBox="0 0 8201 1901">
          <text:p/>
        </draw:connector>
        <draw:connector draw:style-name="gr7" draw:text-style-name="P1" draw:layer="layout" svg:x1="21.4cm" svg:y1="14.5cm" svg:x2="21.4cm" svg:y2="12.5cm" draw:start-shape="id5" draw:start-glue-point="0" draw:end-shape="id6" draw:end-glue-point="2" svg:d="m21400 14500v-2000" svg:viewBox="0 0 1 2001">
          <text:p/>
        </draw:connector>
        <draw:connector draw:style-name="gr8" draw:text-style-name="P1" draw:layer="layout" svg:x1="21.4cm" svg:y1="6.734cm" svg:x2="21.4cm" svg:y2="9.1cm" draw:start-shape="id7" draw:start-glue-point="2" draw:end-shape="id6" draw:end-glue-point="0" svg:d="m21400 6734v2366" svg:viewBox="0 0 1 2367">
          <text:p/>
        </draw:connector>
        <draw:connector draw:style-name="gr7" draw:text-style-name="P1" draw:layer="layout" svg:x1="21.4cm" svg:y1="5.134cm" svg:x2="12.9cm" svg:y2="3.6cm" draw:start-shape="id7" draw:start-glue-point="0" draw:end-shape="id1" draw:end-glue-point="1" svg:d="m21400 5134v-1534h-8500" svg:viewBox="0 0 8501 1535">
          <text:p/>
        </draw:connector>
        <draw:connector draw:style-name="gr7" draw:text-style-name="P1" draw:layer="layout" svg:x1="12.999cm" svg:y1="10.8cm" svg:x2="18.8cm" svg:y2="10.8cm" draw:start-shape="id8" draw:start-glue-point="1" draw:end-shape="id6" draw:end-glue-point="3" svg:d="m12999 10800h5801" svg:viewBox="0 0 5802 1">
          <text:p/>
        </draw:connector>
        <draw:line draw:style-name="gr9" draw:text-style-name="P1" draw:layer="layout" svg:x1="3cm" svg:y1="7.199cm" svg:x2="3cm" svg:y2="14.101cm">
          <text:p/>
        </draw:line>
        <draw:line draw:style-name="gr9" draw:text-style-name="P1" draw:layer="layout" svg:x1="3cm" svg:y1="10.8cm" svg:x2="7.799cm" svg:y2="10.8cm">
          <text:p/>
        </draw:line>
        <draw:custom-shape draw:style-name="gr1" draw:text-style-name="P1" draw:layer="layout" svg:width="0.8cm" svg:height="1.8cm" svg:x="10.4cm" svg:y="18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4.019cm" svg:height="1.062cm" svg:x="11.2cm" svg:y="19.2cm">
          <draw:text-box>
            <text:p>Q<text:span text:style-name="T1">L1</text:span> = 5 tons</text:p>
          </draw:text-box>
        </draw:frame>
        <draw:frame draw:style-name="gr4" draw:layer="layout" svg:width="4.371cm" svg:height="1.062cm" svg:x="10.901cm" svg:y="12.1cm">
          <draw:text-box>
            <text:p>Q<text:span text:style-name="T1">L2</text:span> = 10 tons</text:p>
          </draw:text-box>
        </draw:frame>
        <draw:custom-shape draw:style-name="gr1" draw:text-style-name="P1" draw:layer="layout" svg:width="0.8cm" svg:height="1.8cm" svg:x="10.101cm" svg:y="11.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8cm" svg:height="1.8cm" svg:x="9.9cm" svg:y="0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1.543cm" svg:height="1.062cm" svg:x="10.902cm" svg:y="1.3cm">
          <draw:text-box>
            <text:p>Q<text:span text:style-name="T1">H</text:span> </text:p>
          </draw:text-box>
        </draw:frame>
        <draw:custom-shape draw:style-name="gr1" draw:text-style-name="P1" draw:layer="layout" svg:width="1.6cm" svg:height="0.8cm" svg:x="24.3cm" svg:y="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1.8cm" svg:height="1.062cm" svg:x="24.7cm" svg:y="6.3cm">
          <draw:text-box>
            <text:p>W<text:span text:style-name="T1">c2</text:span></text:p>
          </draw:text-box>
        </draw:frame>
        <draw:frame draw:style-name="gr3" draw:layer="layout" svg:width="1.8cm" svg:height="1.062cm" svg:x="24.3cm" svg:y="15.5cm">
          <draw:text-box>
            <text:p>W<text:span text:style-name="T1">c1</text:span></text:p>
          </draw:text-box>
        </draw:frame>
        <draw:custom-shape draw:style-name="gr1" draw:text-style-name="P1" draw:layer="layout" svg:width="1.6cm" svg:height="0.8cm" svg:x="23.999cm" svg:y="14.79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321 3493" svg:d="m1321 3493h-1321l702-349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4-26T14:33:03</meta:creation-date>
    <dc:date>2013-04-26T15:14:04</dc:date>
    <dc:creator>Jeff Gomes</dc:creator>
    <meta:editing-duration>PT11M9S</meta:editing-duration>
    <meta:editing-cycles>1</meta:editing-cycles>
    <meta:document-statistic meta:object-count="58"/>
    <meta:generator>LibreOffice/3.5$Linux_X86_64 LibreOffice_project/350m1$Build-2</meta:generator>
  </office:meta>
</office:document-meta>
</file>